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71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607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normal" officeooo:rsid="00a2ea63" officeooo:paragraph-rsid="00a2ea63" style:font-weight-asian="normal" style:font-weight-complex="normal"/>
    </style:style>
    <style:style style:name="P3" style:family="paragraph" style:parent-style-name="Standard">
      <style:text-properties fo:font-weight="normal" officeooo:rsid="00a4e77c" officeooo:paragraph-rsid="00a68d03" style:font-weight-asian="normal" style:font-weight-complex="normal"/>
    </style:style>
    <style:style style:name="P4" style:family="paragraph" style:parent-style-name="Standard">
      <style:text-properties fo:font-weight="normal" officeooo:rsid="00b97667" officeooo:paragraph-rsid="00b97667" style:font-weight-asian="normal" style:font-weight-complex="normal"/>
    </style:style>
    <style:style style:name="P5" style:family="paragraph" style:parent-style-name="Standard">
      <style:text-properties fo:font-weight="normal" officeooo:rsid="00ba8d60" officeooo:paragraph-rsid="00ba8d60" style:font-weight-asian="normal" style:font-weight-complex="normal"/>
    </style:style>
    <style:style style:name="P6" style:family="paragraph" style:parent-style-name="Standard">
      <style:text-properties fo:font-weight="normal" officeooo:rsid="00ba8d60" officeooo:paragraph-rsid="00bc3a43" style:font-weight-asian="normal" style:font-weight-complex="normal"/>
    </style:style>
    <style:style style:name="P7" style:family="paragraph" style:parent-style-name="Standard">
      <style:text-properties fo:font-weight="normal" officeooo:rsid="00c84192" officeooo:paragraph-rsid="00c84192" style:font-weight-asian="normal" style:font-weight-complex="normal"/>
    </style:style>
    <style:style style:name="P8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10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11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12" style:family="paragraph" style:parent-style-name="Standard">
      <style:text-properties fo:font-weight="bold" officeooo:rsid="009d81fc" officeooo:paragraph-rsid="009d81fc" style:font-weight-asian="bold" style:font-weight-complex="bold"/>
    </style:style>
    <style:style style:name="P13" style:family="paragraph" style:parent-style-name="Standard">
      <style:text-properties fo:font-weight="bold" officeooo:rsid="00a2ea63" officeooo:paragraph-rsid="00a2ea63" style:font-weight-asian="bold" style:font-weight-complex="bold"/>
    </style:style>
    <style:style style:name="P14" style:family="paragraph" style:parent-style-name="Standard">
      <style:text-properties fo:font-weight="bold" officeooo:rsid="00ba8a77" officeooo:paragraph-rsid="00ba8a77" style:font-weight-asian="bold" style:font-weight-complex="bold"/>
    </style:style>
    <style:style style:name="P15" style:family="paragraph" style:parent-style-name="Standard">
      <style:text-properties fo:font-weight="bold" officeooo:rsid="00c3ecca" officeooo:paragraph-rsid="00c3ecca" style:font-weight-asian="bold" style:font-weight-complex="bold"/>
    </style:style>
    <style:style style:name="P16" style:family="paragraph" style:parent-style-name="Standard">
      <style:text-properties officeooo:paragraph-rsid="00839145"/>
    </style:style>
    <style:style style:name="P17" style:family="paragraph" style:parent-style-name="Standard">
      <style:paragraph-properties fo:text-align="start" style:justify-single-word="false">
        <style:tab-stops/>
      </style:paragraph-properties>
    </style:style>
    <style:style style:name="P18" style:family="paragraph" style:parent-style-name="Standard">
      <style:text-properties officeooo:paragraph-rsid="00846365"/>
    </style:style>
    <style:style style:name="P19" style:family="paragraph" style:parent-style-name="Standard">
      <style:text-properties officeooo:paragraph-rsid="0087ea2e"/>
    </style:style>
    <style:style style:name="P20" style:family="paragraph" style:parent-style-name="Standard">
      <style:text-properties officeooo:paragraph-rsid="008c8d25"/>
    </style:style>
    <style:style style:name="P21" style:family="paragraph" style:parent-style-name="Standard">
      <style:text-properties officeooo:rsid="008e8a90" officeooo:paragraph-rsid="008e8a90"/>
    </style:style>
    <style:style style:name="P22" style:family="paragraph" style:parent-style-name="Standard">
      <style:text-properties officeooo:paragraph-rsid="008e8a90"/>
    </style:style>
    <style:style style:name="P23" style:family="paragraph" style:parent-style-name="Standard">
      <style:text-properties officeooo:rsid="0091f732" officeooo:paragraph-rsid="0091f732"/>
    </style:style>
    <style:style style:name="P24" style:family="paragraph" style:parent-style-name="Standard">
      <style:text-properties officeooo:paragraph-rsid="0099f1ca"/>
    </style:style>
    <style:style style:name="P25" style:family="paragraph" style:parent-style-name="Standard">
      <style:text-properties officeooo:rsid="009af678" officeooo:paragraph-rsid="009af678"/>
    </style:style>
    <style:style style:name="P26" style:family="paragraph" style:parent-style-name="Standard">
      <style:text-properties officeooo:rsid="009d81fc" officeooo:paragraph-rsid="009d81fc"/>
    </style:style>
    <style:style style:name="P27" style:family="paragraph" style:parent-style-name="Standard">
      <style:text-properties officeooo:paragraph-rsid="009fef19"/>
    </style:style>
    <style:style style:name="P28" style:family="paragraph" style:parent-style-name="Standard">
      <style:text-properties officeooo:rsid="00a79d9d" officeooo:paragraph-rsid="00a79d9d"/>
    </style:style>
    <style:style style:name="P29" style:family="paragraph" style:parent-style-name="Standard">
      <style:text-properties officeooo:paragraph-rsid="00ad7c77"/>
    </style:style>
    <style:style style:name="P30" style:family="paragraph" style:parent-style-name="Standard">
      <style:text-properties officeooo:paragraph-rsid="00b21ec9"/>
    </style:style>
    <style:style style:name="P31" style:family="paragraph" style:parent-style-name="Standard">
      <style:text-properties officeooo:paragraph-rsid="00b7c43b"/>
    </style:style>
    <style:style style:name="P32" style:family="paragraph" style:parent-style-name="Standard">
      <style:text-properties officeooo:paragraph-rsid="00bc3a43"/>
    </style:style>
    <style:style style:name="P33" style:family="paragraph" style:parent-style-name="Standard">
      <style:text-properties officeooo:paragraph-rsid="00c51f98"/>
    </style:style>
    <style:style style:name="P34" style:family="paragraph" style:parent-style-name="Standard">
      <style:text-properties officeooo:rsid="00cc18a1" officeooo:paragraph-rsid="00cc18a1"/>
    </style:style>
    <style:style style:name="P35" style:family="paragraph" style:parent-style-name="Standard">
      <style:text-properties officeooo:paragraph-rsid="00ce7ab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39145" style:font-weight-asian="normal" style:font-weight-complex="normal"/>
    </style:style>
    <style:style style:name="T3" style:family="text">
      <style:text-properties fo:font-weight="normal" officeooo:rsid="00846365" style:font-weight-asian="normal" style:font-weight-complex="normal"/>
    </style:style>
    <style:style style:name="T4" style:family="text">
      <style:text-properties fo:font-weight="normal" officeooo:rsid="00854a8c" style:font-weight-asian="normal" style:font-weight-complex="normal"/>
    </style:style>
    <style:style style:name="T5" style:family="text">
      <style:text-properties fo:font-weight="normal" officeooo:rsid="0086adbb" style:font-weight-asian="normal" style:font-weight-complex="normal"/>
    </style:style>
    <style:style style:name="T6" style:family="text">
      <style:text-properties fo:font-weight="normal" officeooo:rsid="0087ea2e" style:font-weight-asian="normal" style:font-weight-complex="normal"/>
    </style:style>
    <style:style style:name="T7" style:family="text">
      <style:text-properties fo:font-weight="normal" officeooo:rsid="008b6e1f" style:font-weight-asian="normal" style:font-weight-complex="normal"/>
    </style:style>
    <style:style style:name="T8" style:family="text">
      <style:text-properties fo:font-weight="normal" officeooo:rsid="00906af5" style:font-weight-asian="normal" style:font-weight-complex="normal"/>
    </style:style>
    <style:style style:name="T9" style:family="text">
      <style:text-properties fo:font-weight="normal" officeooo:rsid="008e8a90" style:font-weight-asian="normal" style:font-weight-complex="normal"/>
    </style:style>
    <style:style style:name="T10" style:family="text">
      <style:text-properties fo:font-weight="normal" officeooo:rsid="0091f732" style:font-weight-asian="normal" style:font-weight-complex="normal"/>
    </style:style>
    <style:style style:name="T11" style:family="text">
      <style:text-properties fo:font-weight="normal" officeooo:rsid="00931d38" style:font-weight-asian="normal" style:font-weight-complex="normal"/>
    </style:style>
    <style:style style:name="T12" style:family="text">
      <style:text-properties fo:font-weight="normal" officeooo:rsid="0094168f" style:font-weight-asian="normal" style:font-weight-complex="normal"/>
    </style:style>
    <style:style style:name="T13" style:family="text">
      <style:text-properties fo:font-weight="normal" officeooo:rsid="00945a99" style:font-weight-asian="normal" style:font-weight-complex="normal"/>
    </style:style>
    <style:style style:name="T14" style:family="text">
      <style:text-properties fo:font-weight="normal" officeooo:rsid="0095a288" style:font-weight-asian="normal" style:font-weight-complex="normal"/>
    </style:style>
    <style:style style:name="T15" style:family="text">
      <style:text-properties fo:font-weight="normal" officeooo:rsid="00973320" style:font-weight-asian="normal" style:font-weight-complex="normal"/>
    </style:style>
    <style:style style:name="T16" style:family="text">
      <style:text-properties fo:font-weight="normal" officeooo:rsid="00983b0e" style:font-weight-asian="normal" style:font-weight-complex="normal"/>
    </style:style>
    <style:style style:name="T17" style:family="text">
      <style:text-properties fo:font-weight="normal" officeooo:rsid="00991608" style:font-weight-asian="normal" style:font-weight-complex="normal"/>
    </style:style>
    <style:style style:name="T18" style:family="text">
      <style:text-properties fo:font-weight="normal" officeooo:rsid="0099f1ca" style:font-weight-asian="normal" style:font-weight-complex="normal"/>
    </style:style>
    <style:style style:name="T19" style:family="text">
      <style:text-properties fo:font-weight="normal" officeooo:rsid="009af678" style:font-weight-asian="normal" style:font-weight-complex="normal"/>
    </style:style>
    <style:style style:name="T20" style:family="text">
      <style:text-properties fo:font-weight="normal" officeooo:rsid="009ca5c5" style:font-weight-asian="normal" style:font-weight-complex="normal"/>
    </style:style>
    <style:style style:name="T21" style:family="text">
      <style:text-properties fo:font-weight="normal" officeooo:rsid="009e60b5" style:font-weight-asian="normal" style:font-weight-complex="normal"/>
    </style:style>
    <style:style style:name="T22" style:family="text">
      <style:text-properties fo:font-weight="normal" officeooo:rsid="009f451d" style:font-weight-asian="normal" style:font-weight-complex="normal"/>
    </style:style>
    <style:style style:name="T23" style:family="text">
      <style:text-properties fo:font-weight="normal" officeooo:rsid="009fef19" style:font-weight-asian="normal" style:font-weight-complex="normal"/>
    </style:style>
    <style:style style:name="T24" style:family="text">
      <style:text-properties fo:font-weight="normal" officeooo:rsid="00a1b527" style:font-weight-asian="normal" style:font-weight-complex="normal"/>
    </style:style>
    <style:style style:name="T25" style:family="text">
      <style:text-properties fo:font-weight="normal" officeooo:rsid="00a7fe70" style:font-weight-asian="normal" style:font-weight-complex="normal"/>
    </style:style>
    <style:style style:name="T26" style:family="text">
      <style:text-properties fo:font-weight="normal" officeooo:rsid="00aab166" style:font-weight-asian="normal" style:font-weight-complex="normal"/>
    </style:style>
    <style:style style:name="T27" style:family="text">
      <style:text-properties fo:font-weight="normal" officeooo:rsid="00ac7f54" style:font-weight-asian="normal" style:font-weight-complex="normal"/>
    </style:style>
    <style:style style:name="T28" style:family="text">
      <style:text-properties fo:font-weight="normal" officeooo:rsid="00ad7c77" style:font-weight-asian="normal" style:font-weight-complex="normal"/>
    </style:style>
    <style:style style:name="T29" style:family="text">
      <style:text-properties fo:font-weight="normal" officeooo:rsid="00af140b" style:font-weight-asian="normal" style:font-weight-complex="normal"/>
    </style:style>
    <style:style style:name="T30" style:family="text">
      <style:text-properties fo:font-weight="normal" officeooo:rsid="00b05737" style:font-weight-asian="normal" style:font-weight-complex="normal"/>
    </style:style>
    <style:style style:name="T31" style:family="text">
      <style:text-properties fo:font-weight="normal" officeooo:rsid="00b3060e" style:font-weight-asian="normal" style:font-weight-complex="normal"/>
    </style:style>
    <style:style style:name="T32" style:family="text">
      <style:text-properties fo:font-weight="normal" officeooo:rsid="00b21ec9" style:font-weight-asian="normal" style:font-weight-complex="normal"/>
    </style:style>
    <style:style style:name="T33" style:family="text">
      <style:text-properties fo:font-weight="normal" officeooo:rsid="00b5236e" style:font-weight-asian="normal" style:font-weight-complex="normal"/>
    </style:style>
    <style:style style:name="T34" style:family="text">
      <style:text-properties fo:font-weight="normal" officeooo:rsid="00b5b98e" style:font-weight-asian="normal" style:font-weight-complex="normal"/>
    </style:style>
    <style:style style:name="T35" style:family="text">
      <style:text-properties fo:font-weight="normal" officeooo:rsid="00b7785d" style:font-weight-asian="normal" style:font-weight-complex="normal"/>
    </style:style>
    <style:style style:name="T36" style:family="text">
      <style:text-properties fo:font-weight="normal" officeooo:rsid="00b7c43b" style:font-weight-asian="normal" style:font-weight-complex="normal"/>
    </style:style>
    <style:style style:name="T37" style:family="text">
      <style:text-properties fo:font-weight="normal" officeooo:rsid="00ba8d60" style:font-weight-asian="normal" style:font-weight-complex="normal"/>
    </style:style>
    <style:style style:name="T38" style:family="text">
      <style:text-properties fo:font-weight="normal" officeooo:rsid="00bced11" style:font-weight-asian="normal" style:font-weight-complex="normal"/>
    </style:style>
    <style:style style:name="T39" style:family="text">
      <style:text-properties fo:font-weight="normal" officeooo:rsid="00bda3da" style:font-weight-asian="normal" style:font-weight-complex="normal"/>
    </style:style>
    <style:style style:name="T40" style:family="text">
      <style:text-properties fo:font-weight="normal" officeooo:rsid="00bef2b4" style:font-weight-asian="normal" style:font-weight-complex="normal"/>
    </style:style>
    <style:style style:name="T41" style:family="text">
      <style:text-properties fo:font-weight="normal" officeooo:rsid="00c0bc7d" style:font-weight-asian="normal" style:font-weight-complex="normal"/>
    </style:style>
    <style:style style:name="T42" style:family="text">
      <style:text-properties fo:font-weight="normal" officeooo:rsid="00c29bd7" style:font-weight-asian="normal" style:font-weight-complex="normal"/>
    </style:style>
    <style:style style:name="T43" style:family="text">
      <style:text-properties fo:font-weight="normal" officeooo:rsid="00c51f98" style:font-weight-asian="normal" style:font-weight-complex="normal"/>
    </style:style>
    <style:style style:name="T44" style:family="text">
      <style:text-properties fo:font-weight="normal" officeooo:rsid="00c54602" style:font-weight-asian="normal" style:font-weight-complex="normal"/>
    </style:style>
    <style:style style:name="T45" style:family="text">
      <style:text-properties fo:font-weight="normal" officeooo:rsid="00c6bf76" style:font-weight-asian="normal" style:font-weight-complex="normal"/>
    </style:style>
    <style:style style:name="T46" style:family="text">
      <style:text-properties fo:font-weight="normal" officeooo:rsid="00c75444" style:font-weight-asian="normal" style:font-weight-complex="normal"/>
    </style:style>
    <style:style style:name="T47" style:family="text">
      <style:text-properties fo:font-weight="normal" officeooo:rsid="00ca5e4a" style:font-weight-asian="normal" style:font-weight-complex="normal"/>
    </style:style>
    <style:style style:name="T48" style:family="text">
      <style:text-properties fo:font-weight="normal" officeooo:rsid="00cd3d1c" style:font-weight-asian="normal" style:font-weight-complex="normal"/>
    </style:style>
    <style:style style:name="T49" style:family="text">
      <style:text-properties fo:font-weight="normal" officeooo:rsid="00ce7abb" style:font-weight-asian="normal" style:font-weight-complex="normal"/>
    </style:style>
    <style:style style:name="T50" style:family="text">
      <style:text-properties fo:font-weight="normal" officeooo:rsid="00cefd98" style:font-weight-asian="normal" style:font-weight-complex="normal"/>
    </style:style>
    <style:style style:name="T51" style:family="text">
      <style:text-properties fo:font-weight="normal" officeooo:rsid="00cf6e80" style:font-weight-asian="normal" style:font-weight-complex="normal"/>
    </style:style>
    <style:style style:name="T52" style:family="text">
      <style:text-properties fo:font-weight="normal" officeooo:rsid="00d068c8" style:font-weight-asian="normal" style:font-weight-complex="normal"/>
    </style:style>
    <style:style style:name="T53" style:family="text">
      <style:text-properties fo:font-weight="normal" officeooo:rsid="00d1e444" style:font-weight-asian="normal" style:font-weight-complex="normal"/>
    </style:style>
    <style:style style:name="T54" style:family="text">
      <style:text-properties fo:font-weight="normal" officeooo:rsid="00d3c58f" style:font-weight-asian="normal" style:font-weight-complex="normal"/>
    </style:style>
    <style:style style:name="T55" style:family="text">
      <style:text-properties fo:font-weight="normal" officeooo:rsid="00d4e823" style:font-weight-asian="normal" style:font-weight-complex="normal"/>
    </style:style>
    <style:style style:name="T56" style:family="text">
      <style:text-properties fo:font-weight="bold" officeooo:rsid="00ad7c77" style:font-weight-asian="bold" style:font-weight-complex="bold"/>
    </style:style>
    <style:style style:name="T57" style:family="text">
      <style:text-properties fo:font-weight="bold" officeooo:rsid="00b05737" style:font-weight-asian="bold" style:font-weight-complex="bold"/>
    </style:style>
    <style:style style:name="T58" style:family="text">
      <style:text-properties officeooo:rsid="00896592"/>
    </style:style>
    <style:style style:name="T59" style:family="text">
      <style:text-properties officeooo:rsid="0089f2cb"/>
    </style:style>
    <style:style style:name="T60" style:family="text">
      <style:text-properties officeooo:rsid="00a4197a"/>
    </style:style>
    <style:style style:name="T61" style:family="text">
      <style:text-properties officeooo:rsid="00a4e77c"/>
    </style:style>
    <style:style style:name="T62" style:family="text">
      <style:text-properties officeooo:rsid="00a68d03"/>
    </style:style>
    <style:style style:name="T63" style:family="text">
      <style:text-properties officeooo:rsid="00a70832"/>
    </style:style>
    <style:style style:name="T64" style:family="text">
      <style:text-properties officeooo:rsid="00c9aec6"/>
    </style:style>
    <style:style style:name="T65" style:family="text">
      <style:text-properties officeooo:rsid="00d4e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58">1. </text:span>Linking with CyBOK Knowledge Areas</text:p>
      <text:p text:style-name="P16"><text:span text:style-name="T2">The categories were then assigned to their most relevant CyBOK knowledge area, as discussed previously. Categories not included in the list were not assigned a knowledge area.</text:span></text:p>
      <text:p text:style-name="P16"><text:span text:style-name="T2"/></text:p>
      <text:p text:style-name="P16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Knowledge Area</text:p>
          </table:table-cell>
          <table:table-cell table:style-name="Table1.A1" office:value-type="string">
            <text:p text:style-name="P9">Category</text:p>
          </table:table-cell>
        </table:table-row>
        <table:table-row table:style-name="Table1.1">
          <table:table-cell table:style-name="Table1.A1" office:value-type="string">
            <text:p text:style-name="P17"><text:span text:style-name="T2">Adversarial Behaviour</text:span></text:p>
          </table:table-cell>
          <table:table-cell table:style-name="Table1.A1" office:value-type="string">
            <text:p text:style-name="P17">Carding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Cashing Out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Clearing Criminal History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Counterfeit Currency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Denial of Service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Doxing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eWhoring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Fraud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Hacking – General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Hacking – Malware Supply Chain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Modifying Credit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Resources – Contact Lists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Resources – Identity Documents</text:p>
          </table:table-cell>
        </table:table-row>
        <table:table-row table:style-name="Table1.1">
          <table:table-cell table:style-name="Table1.A1" office:value-type="string">
            <text:p text:style-name="P17">Adversarial Behaviour</text:p>
          </table:table-cell>
          <table:table-cell table:style-name="Table1.A1" office:value-type="string">
            <text:p text:style-name="P17">SEO</text:p>
          </table:table-cell>
        </table:table-row>
        <table:table-row table:style-name="Table1.1">
          <table:table-cell table:style-name="Table1.A1" office:value-type="string">
            <text:p text:style-name="P17">Cryptography</text:p>
          </table:table-cell>
          <table:table-cell table:style-name="Table1.A1" office:value-type="string">
            <text:p text:style-name="P17">Cryptocurrency – General</text:p>
          </table:table-cell>
        </table:table-row>
        <table:table-row table:style-name="Table1.1">
          <table:table-cell table:style-name="Table1.A1" office:value-type="string">
            <text:p text:style-name="P17">Cryptography</text:p>
          </table:table-cell>
          <table:table-cell table:style-name="Table1.A1" office:value-type="string">
            <text:p text:style-name="P17">Cryptocurrency – Trading</text:p>
          </table:table-cell>
        </table:table-row>
        <table:table-row table:style-name="Table1.1">
          <table:table-cell table:style-name="Table1.A1" office:value-type="string">
            <text:p text:style-name="P17">Cryptography</text:p>
          </table:table-cell>
          <table:table-cell table:style-name="Table1.A1" office:value-type="string">
            <text:p text:style-name="P17">PGP/GPG</text:p>
          </table:table-cell>
        </table:table-row>
        <table:table-row table:style-name="Table1.1">
          <table:table-cell table:style-name="Table1.A1" office:value-type="string">
            <text:p text:style-name="P17">Forensics</text:p>
          </table:table-cell>
          <table:table-cell table:style-name="Table1.A1" office:value-type="string">
            <text:p text:style-name="P17">Digital Forensics</text:p>
          </table:table-cell>
        </table:table-row>
        <table:table-row table:style-name="Table1.1">
          <table:table-cell table:style-name="Table1.A1" office:value-type="string">
            <text:p text:style-name="P17">Malware &amp; Attack Technologies</text:p>
          </table:table-cell>
          <table:table-cell table:style-name="Table1.A1" office:value-type="string">
            <text:p text:style-name="P17">Malware Authorship</text:p>
          </table:table-cell>
        </table:table-row>
        <table:table-row table:style-name="Table1.1">
          <table:table-cell table:style-name="Table1.A1" office:value-type="string">
            <text:p text:style-name="P17">Network Security</text:p>
          </table:table-cell>
          <table:table-cell table:style-name="Table1.A1" office:value-type="string">
            <text:p text:style-name="P17">Hacking – Wireless Networks</text:p>
          </table:table-cell>
        </table:table-row>
        <table:table-row table:style-name="Table1.1">
          <table:table-cell table:style-name="Table1.A1" office:value-type="string">
            <text:p text:style-name="P17">Physical Layer Security</text:p>
          </table:table-cell>
          <table:table-cell table:style-name="Table1.A1" office:value-type="string">
            <text:p text:style-name="P17">Hacking – Phreaking</text:p>
          </table:table-cell>
        </table:table-row>
        <table:table-row table:style-name="Table1.1">
          <table:table-cell table:style-name="Table1.A1" office:value-type="string">
            <text:p text:style-name="P17">Physical Security</text:p>
          </table:table-cell>
          <table:table-cell table:style-name="Table1.A1" office:value-type="string">
            <text:p text:style-name="P17">Lockpicking</text:p>
          </table:table-cell>
        </table:table-row>
        <table:table-row table:style-name="Table1.1">
          <table:table-cell table:style-name="Table1.A1" office:value-type="string">
            <text:p text:style-name="P17">Physical Security</text:p>
          </table:table-cell>
          <table:table-cell table:style-name="Table1.A1" office:value-type="string">
            <text:p text:style-name="P17">Weaponry &amp; Explosives</text:p>
          </table:table-cell>
        </table:table-row>
        <table:table-row table:style-name="Table1.1">
          <table:table-cell table:style-name="Table1.A1" office:value-type="string">
            <text:p text:style-name="P17">Privacy &amp; Online Rights</text:p>
          </table:table-cell>
          <table:table-cell table:style-name="Table1.A1" office:value-type="string">
            <text:p text:style-name="P17">Anonymity – Other</text:p>
          </table:table-cell>
        </table:table-row>
        <table:table-row table:style-name="Table1.1">
          <table:table-cell table:style-name="Table1.A1" office:value-type="string">
            <text:p text:style-name="P17">Privacy &amp; Online Rights</text:p>
          </table:table-cell>
          <table:table-cell table:style-name="Table1.A1" office:value-type="string">
            <text:p text:style-name="P17">Anonymity – Proxies</text:p>
          </table:table-cell>
        </table:table-row>
        <table:table-row table:style-name="Table1.1">
          <table:table-cell table:style-name="Table1.A1" office:value-type="string">
            <text:p text:style-name="P17">Privacy &amp; Online Rights</text:p>
          </table:table-cell>
          <table:table-cell table:style-name="Table1.A1" office:value-type="string">
            <text:p text:style-name="P17">Anonymity – Tor</text:p>
          </table:table-cell>
        </table:table-row>
        <table:table-row table:style-name="Table1.1">
          <table:table-cell table:style-name="Table1.A1" office:value-type="string">
            <text:p text:style-name="P17">Privacy &amp; Online Rights</text:p>
          </table:table-cell>
          <table:table-cell table:style-name="Table1.A1" office:value-type="string">
            <text:p text:style-name="P17">Anonymity – VPN</text:p>
          </table:table-cell>
        </table:table-row>
        <table:table-row table:style-name="Table1.1">
          <table:table-cell table:style-name="Table1.A1" office:value-type="string">
            <text:p text:style-name="P17">Web and Mobile Security</text:p>
          </table:table-cell>
          <table:table-cell table:style-name="Table1.A1" office:value-type="string">
            <text:p text:style-name="P17">Hacking – Mobile</text:p>
          </table:table-cell>
        </table:table-row>
        <table:table-row table:style-name="Table1.1">
          <table:table-cell table:style-name="Table1.A1" office:value-type="string">
            <text:p text:style-name="P17">Web and Mobile Security</text:p>
          </table:table-cell>
          <table:table-cell table:style-name="Table1.A1" office:value-type="string">
            <text:p text:style-name="P17">Hacking – Website</text:p>
          </table:table-cell>
        </table:table-row>
      </table:table>
      <text:p text:style-name="Standard"/>
      <text:p text:style-name="P10">2. Creation of initial mappings</text:p>
      <text:p text:style-name="P10"/>
      <text:p text:style-name="P1">The number of entries for each category are then summed.</text:p>
      <text:p text:style-name="P1"/>
      <text:p text:style-name="P10">3. Analysis</text:p>
      <text:p text:style-name="P10"/>
      <text:p text:style-name="P29"><text:span text:style-name="T56">3.0 Again</text:span><text:span text:style-name="T57">st Other Darknet Research</text:span></text:p>
      <text:p text:style-name="P29"><text:span text:style-name="T28">While the study </text:span><text:span text:style-name="T29">did not test a</text:span><text:span text:style-name="T28"> fixed hypothesis, </text:span><text:span text:style-name="T29">we speculated that based on previous research </text:span><text:span text:style-name="T30">that ‘Adversarial Behaviour’ would be the most prominent knowledge area and this did prove to be correct.</text:span></text:p>
      <text:p text:style-name="P29"><text:span text:style-name="T30"/></text:p>
      <text:p text:style-name="P30"><text:span text:style-name="T30">W</text:span><text:span text:style-name="T32">e also set out, as a research question, </text:span><text:span text:style-name="T31">to determine whether there was cyber-security related learning material that</text:span><text:span text:style-name="T30"> </text:span><text:span text:style-name="T31">was not adequately covered within the scope of CyBOK. </text:span><text:span text:style-name="T33">To answer this question, our study was unable to find any such material of cyber-security relevance that could not </text:span><text:soft-page-break/><text:span text:style-name="T33">be adequately mapped </text:span><text:span text:style-name="T34">within the scope of CyBOK. </text:span><text:span text:style-name="T35">However, this answer cannot be considered fully comprehensive</text:span></text:p>
      <text:p text:style-name="P30"><text:span text:style-name="T35"/></text:p>
      <text:p text:style-name="P34"><text:span text:style-name="T35">T</text:span><text:span text:style-name="T1">he categories with the highest prevalence I think can be summarised as firstly methods for obtaining money illegally (‘Carding’, ‘Fraud’), secondly methods for cleaning that money (‘Cashing Out’) and lastly, means to stay anonymous </text:span><text:span text:style-name="T48">while performing these activities (‘Proxies’, ‘Tor’, ‘VPN’).</text:span></text:p>
      <text:p text:style-name="P30"><text:span text:style-name="T30"/></text:p>
      <text:p text:style-name="P10">3.1 <text:span text:style-name="T59">Differences between forums and market listings</text:span></text:p>
      <text:p text:style-name="P18"><text:span text:style-name="T3">The market listings were the most homogenous, with the vast majority of listings </text:span><text:span text:style-name="T7">falling</text:span><text:span text:style-name="T3"> under ‘Adversarial Behaviour’</text:span></text:p>
      <text:p text:style-name="P18"><text:span text:style-name="T3"/></text:p>
      <text:p text:style-name="P19"><text:span text:style-name="T5">It was a similar story for the hacker forums except the knowledge areas ‘Web and Mobile Security’ and ‘Privacy &amp; Online Rights’ also </text:span><text:span text:style-name="T6">show some prevalence, though not nearly as much as the </text:span><text:span text:style-name="T3">‘Adversarial Behaviour’ </text:span><text:span text:style-name="T6">knowledge area.</text:span></text:p>
      <text:p text:style-name="P19"><text:span text:style-name="T6"/></text:p>
      <text:p text:style-name="P20"><text:span text:style-name="T3">The crypto-market forums </text:span><text:span text:style-name="T5">had even</text:span><text:span text:style-name="T3"> more variety, with </text:span><text:span text:style-name="T4">the</text:span><text:span text:style-name="T3"> ‘Privacy &amp; Online Rights’ </text:span><text:span text:style-name="T4">and</text:span><text:span text:style-name="T3"> ‘Cryptography’ </text:span><text:span text:style-name="T4">knowledge areas also </text:span><text:span text:style-name="T5">having similar prevalence.</text:span></text:p>
      <text:p text:style-name="P20"><text:span text:style-name="T5"><text:line-break/></text:span><text:span text:style-name="T14">The focus within Cryptography is largely discussion around PGP, in particular how to use PGP. </text:span><text:span text:style-name="T15">This is not particularly surprising when you factor in that communication between buyers and sellers on crypto-markets is typically encrypted using PGP. </text:span><text:span text:style-name="T16">Therefore there are many threads on the crypto-market forums featuring first-time </text:span><text:span text:style-name="T17">users</text:span><text:span text:style-name="T16"> </text:span><text:span text:style-name="T17">discussing</text:span><text:span text:style-name="T16"> whether they are encrypting their communication correctly.</text:span></text:p>
      <text:p text:style-name="P24"><text:span text:style-name="T16"><text:line-break/></text:span><text:span text:style-name="T18">The </text:span><text:span text:style-name="T3">‘Privacy &amp; Online Rights’ </text:span><text:span text:style-name="T18">knowledge area is primarily comprised of discussion around technical methods for avoiding detection, </text:span><text:span text:style-name="T26">particularly </text:span><text:span text:style-name="T18">proxies or VPN services. </text:span><text:span text:style-name="T27">The high demand for this suggests the methodology may become increasingly sophisticated in future to meet these demands.</text:span></text:p>
      <text:p text:style-name="P19"><text:span text:style-name="T6"/></text:p>
      <text:p text:style-name="P11">3.2 Differences over time</text:p>
      <text:p text:style-name="P11"/>
      <text:p text:style-name="P15">Listings</text:p>
      <text:p text:style-name="P4">The market listing data is noted dated thereby making analysis over time for this dataset impossible.</text:p>
      <text:p text:style-name="P4"/>
      <text:p text:style-name="P14">Hacker Forums</text:p>
      <text:p text:style-name="P32"><text:span text:style-name="T37">The number of titles </text:span><text:span text:style-name="T40">has increased</text:span><text:span text:style-name="T42"> </text:span><text:span text:style-name="T38">(note </text:span><text:span text:style-name="T39">that 2018 only contains data for the first two months) </text:span><text:span text:style-name="T41">though not consistently, </text:span><text:span text:style-name="T42">it dips from 2014 to 2016.</text:span></text:p>
      <text:p text:style-name="P32"><text:span text:style-name="T42"/></text:p>
      <text:p text:style-name="P33"><text:span text:style-name="T44">T</text:span><text:span text:style-name="T43">he percentage of titles relating to Attacks &amp; Defences </text:span><text:span text:style-name="T44">increased </text:span><text:span text:style-name="T45">almost </text:span><text:span text:style-name="T44">year-on-year, </text:span><text:span text:style-name="T45">rising</text:span><text:span text:style-name="T44"> from 18% in 2011 to 68% in 2017. </text:span><text:span text:style-name="T45">The consistent growth in this area over many years suggests </text:span><text:span text:style-name="T46">th</text:span><text:span text:style-name="T47">is trend will continue in future and that cyber-security curricula need to be well prepared to counter that demand.</text:span></text:p>
      <text:p text:style-name="P33"><text:span text:style-name="T45"/></text:p>
      <text:p text:style-name="P7">The ‘Software &amp; Platform Security’ category showed the inverse trend, <text:span text:style-name="T64">starting at 75% in 2011 until 10% in 2017.</text:span></text:p>
      <text:p text:style-name="P32"><text:span text:style-name="T42"/></text:p>
      <text:p text:style-name="P35"><text:span text:style-name="T49">One potential reason for this trend could be greater </text:span><text:span text:style-name="T50">awareness of and greater accessibility to these darknet forums. </text:span><text:span text:style-name="T51">Th</text:span><text:span text:style-name="T52">is increase of less technically minded users could explain the increase in</text:span><text:span text:style-name="T51"> get-rich-quick-</text:span><text:span text:style-name="T52">type categories (such as Carding </text:span><text:span text:style-name="T54">and Fraud</text:span><text:span text:style-name="T52">) </text:span><text:span text:style-name="T53">over more technically minded categories (such as Hacking). </text:span><text:span text:style-name="T55">If this trend continues, it supports the findings of other studies (cite) that the darknet is likely to grow significantly in the following years.</text:span></text:p>
      <text:p text:style-name="P6"><text:soft-page-break/></text:p>
      <text:p text:style-name="P14">Crypto-Forums</text:p>
      <text:p text:style-name="P5"/>
      <text:p text:style-name="P11"/>
      <text:p text:style-name="P11">3.3 Comparison with Mirror, Mirror study</text:p>
      <text:p text:style-name="P27"><text:span text:style-name="T23">The Mirror, Mirror study identified that the curriculums of cyber-security qualifications differed considerably in their content and found some to be particularly narrow in scope. </text:span><text:span text:style-name="T24">In addition, every curriculum appeared to lack coverage of some cyber-security knowledge areas.</text:span></text:p>
      <text:p text:style-name="P27"><text:span text:style-name="T24"/></text:p>
      <text:p text:style-name="P28"><text:span text:style-name="T24">O</text:span><text:span text:style-name="T1">ur study can add a further perspective </text:span><text:span text:style-name="T25">by determining whether the weightings of these curricula are proportionate to the available demand</text:span></text:p>
      <text:p text:style-name="P11"/>
      <text:p text:style-name="P22"><text:span text:style-name="T3">T</text:span><text:span text:style-name="T9">he most clear difference between the mappings </text:span><text:span text:style-name="T10">created in</text:span><text:span text:style-name="T9"> the Mirror, Mirror study versus the mappings created through analysis of learning material on the </text:span><text:span text:style-name="T8">darknet is that, perhaps unsurprisingly, </text:span><text:span text:style-name="T10">is there is </text:span><text:span text:style-name="T11">that there is generally more</text:span><text:span text:style-name="T10"> variability across the knowledge areas.</text:span></text:p>
      <text:p text:style-name="P23"><text:span text:style-name="T10">T</text:span><text:span text:style-name="T1">his is the case for every accreditation </text:span><text:span text:style-name="T11">except IISP which is predominately ‘Security Operations &amp; Incident Management’</text:span></text:p>
      <text:p text:style-name="P21"><text:span text:style-name="T1"/></text:p>
      <text:p text:style-name="P22"><text:span text:style-name="T11">Another clear difference is that t</text:span><text:span text:style-name="T10">he knowledge area ‘</text:span><text:span text:style-name="T11">Adversarial Behaviour’ which features </text:span><text:span text:style-name="T13">disproportionately</text:span><text:span text:style-name="T11"> </text:span><text:span text:style-name="T12">in the darknet </text:span><text:span text:style-name="T13">learning </text:span><text:span text:style-name="T12">material, in contrast, is severely under represented in every </text:span><text:span text:style-name="T19">cyber-security </text:span><text:span text:style-name="T12">accreditation. </text:span></text:p>
      <text:p text:style-name="P31"><text:span text:style-name="T12"><text:line-break/></text:span><text:span text:style-name="T36">As discussed previously, the darknet learning material within the</text:span><text:span text:style-name="T18"> </text:span><text:span text:style-name="T3">‘Privacy &amp; Online Rights’ </text:span><text:span text:style-name="T36">knowledge area</text:span></text:p>
      <text:p text:style-name="P22"><text:span text:style-name="T12"/></text:p>
      <text:p text:style-name="P12">Adversarial Behaviour</text:p>
      <text:p text:style-name="P25"><text:span text:style-name="T12">W</text:span><text:span text:style-name="T1">ith this in mind, it may be worth increasing </text:span><text:span text:style-name="T20">the presence of this knowledge area within these accreditations in order to reflect the disproportionate demand on the darknet.</text:span></text:p>
      <text:p text:style-name="P25"><text:span text:style-name="T20"/></text:p>
      <text:p text:style-name="P26"><text:span text:style-name="T20">I</text:span><text:span text:style-name="T1">t is worth mentioning that much of the content within the Adversarial Behaviour knowledge area </text:span><text:span text:style-name="T21">is concentrated within the activities of carding and cashing out. </text:span><text:span text:style-name="T22">Taking this into account, it may be worth creating a specific qualification for those working in the banking sector.</text:span></text:p>
      <text:p text:style-name="P26"><text:span text:style-name="T22"/></text:p>
      <text:p text:style-name="P13">Infrastructure Security</text:p>
      <text:p text:style-name="P2">A commonality between all the <text:span text:style-name="T60">cyber-security curricula and darknet learning material is the low prevalence of </text:span><text:span text:style-name="T61">infrastructure</text:span><text:span text:style-name="T60"> security. </text:span></text:p>
      <text:p text:style-name="P2"/>
      <text:p text:style-name="P3">This would suggest that the reason this area does not feature more prominently <text:span text:style-name="T62">in </text:span><text:span text:style-name="T60">cyber-security curricula, </text:span><text:span text:style-name="T62">is that </text:span><text:span text:style-name="T63">there is not a sufficient threat </text:span><text:span text:style-name="T62">to warrant the demand.</text:span></text:p>
      <text:p text:style-name="P1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23T21:17:32.116348046</dc:date>
    <meta:editing-duration>P2DT16H12M5S</meta:editing-duration>
    <meta:editing-cycles>134</meta:editing-cycles>
    <meta:document-statistic meta:table-count="1" meta:image-count="0" meta:object-count="0" meta:page-count="3" meta:paragraph-count="97" meta:word-count="979" meta:character-count="6724" meta:non-whitespace-character-count="5823"/>
  </office:meta>
</office:document-meta>
</file>